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tham Rounded A" svg:font-family="'Gotham Rounded A', 'Gotham Rounded B', 'Gotham Rounded', 'Helvetica Neue', Helvetica, Arial, sans-serif"/>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563in" fo:line-height="150%" fo:orphans="2" fo:widows="2" fo:text-indent="0in" style:auto-text-indent="false" fo:padding="0in" fo:border="none"/>
      <style:text-properties fo:font-variant="normal" fo:text-transform="none" fo:color="#576366" style:font-name="inherit" fo:font-size="10.5pt" fo:letter-spacing="normal" fo:font-style="normal" fo:font-weight="normal"/>
    </style:style>
    <style:style style:name="P2" style:family="paragraph" style:parent-style-name="Heading_20_1">
      <style:text-properties fo:font-variant="normal" fo:text-transform="none" fo:color="#384047" style:font-name="Gotham Rounded A" fo:font-size="19.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Life after treehouse a real story - Let share our stories</text:h>
      <text:p text:style-name="P1">Everyone that signs up on this site does it because they want to be able to change their careers and become a developer but sometimes you hit a wall and wonder will I get a job? Yes and just to be real with you guys I'm not affiliated to treehouse at all. ( it would be nice to get a check to represent treehouse tho! LOL)</text:p>
      <text:p text:style-name="P1">So this is a quick background 2-5 sentences. Then share your jobs you worked on and how much you got paid this is important because it gives others a picture of how much they can make after treehouse and a bit of motivation to them. (don't say names of companies) and I want you guys to to follow this format too. If you decide to share your story.</text:p>
      <text:p text:style-name="P1">I graduated with an associate as IT but did an internship and i hated the job so decided to become a web designer. Went to another college for communication design and realized that what they were teaching me was pretty much old material plus they barely showed me anything at all other than design stuff color theory, etc. Still did not get my bachelors yet but i realized i like coding not so much design... because design you have to deal with others opinions.. what looks good to you might look bad to others.. and then I came to treehouse. (code is 2 + 2 = 4 so long as you get 4 no one can give you an opinion)</text:p>
      <text:p text:style-name="P1">Yes I've had a few jobs since I finished the front end and wordpress classes which I think are the most important tracks because they will get you a job with those skills.</text:p>
      <text:p text:style-name="P1">First Job I was temp on a publishing company helping putting content online for them. It was mostly copy and paste but you need to know HTML to know where to paste things. That was $18 per hour for 3 months fulltime.</text:p>
      <text:p text:style-name="P1">Then I worked on a small design firm here in NY as front end developer that was $15 dollars per hour fulltime... worst job in my life never working again in a small business basically lied telling me after the first 3 months I will get a review and get paid up to 20 dollars an hours. 6 months later never got that increased but I learned so much because I saw how bad they worked and learned how to do things the right way. (Doing a bunch of sites quick just to get money makes for horrible unfinished sites)</text:p>
      <text:p text:style-name="P1">Now I work fulltime in a amazing advertising company small team but they make alot of profits. I'm making 45k salary full benefits and 401k. Official title is junior programmer and this is just the beginning I can see my self making 80k in 2-3 years because I'm constantly learning.</text:p>
      <text:p text:style-name="P1"><text:soft-page-break/>All of this in 1 year 1/2 after teamtreehouse !!! but you have to be dedicated! I spent about a year of spending 2-6 hours a day learning and coding almost every night. Also not only did I do team treehouse I also did codecademy and tutorials online.</text:p>
      <text:p text:style-name="P1">My number one advice is look for the job you want and read the description and learn everything they ask for. You don't have to be a master of all trade just be good on one thing and understand the concepts of the other things on the job description. 99% of the time most jobs will teach you their way of doing things no matter what you kno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tham Rounded A" svg:font-family="'Gotham Rounded A', 'Gotham Rounded B', 'Gotham Rounded', 'Helvetica Neue', Helvetica, Arial, sans-serif"/>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 jo</meta:initial-creator>
    <meta:creation-date>2016-09-11T00:17:46.59</meta:creation-date>
    <meta:document-statistic meta:table-count="0" meta:image-count="0" meta:object-count="0" meta:page-count="2" meta:paragraph-count="10" meta:word-count="606" meta:character-count="3113"/>
    <dc:date>2016-09-11T00:18:12.71</dc:date>
    <dc:creator>lei jo</dc:creator>
    <meta:editing-duration>PT26S</meta:editing-duration>
    <meta:editing-cycles>1</meta:editing-cycles>
    <meta:generator>OpenOffice/4.1.2$Win32 OpenOffice.org_project/412m3$Build-9782</meta:generator>
  </office:meta>
</office:document-meta>
</file>